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1negative</text:p>
          </table:table-cell>
          <table:table-cell office:value-type="string" calcext:value-type="string">
            <text:p>and 1positive bi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egative</text:p>
          </table:table-cell>
          <table:table-cell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fit</text:p>
          </table:table-cell>
          <table:table-cell table:number-columns-repeated="2"/>
          <table:table-cell office:value-type="string" calcext:value-type="string">
            <text:p>&lt;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clc[u]</text:p>
          </table:table-cell>
          <table:table-cell office:value-type="string" calcext:value-type="string">
            <text:p>0s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25" calcext:value-type="float">
            <text:p>125</text:p>
          </table:table-cell>
          <table:table-cell/>
          <table:table-cell table:style-name="ce1" office:value-type="float" office:value="124.74742499" calcext:value-type="float">
            <text:p>124.74742499</text:p>
          </table:table-cell>
          <table:table-cell table:style-name="ce1" office:value-type="float" office:value="26.2099496" calcext:value-type="float">
            <text:p>26.2099496</text:p>
          </table:table-cell>
          <table:table-cell office:value-type="float" office:value="15.7" calcext:value-type="float">
            <text:p>15.7</text:p>
          </table:table-cell>
          <table:table-cell office:value-type="float" office:value="0.2" calcext:value-type="float">
            <text:p>0.2</text:p>
          </table:table-cell>
          <table:table-cell office:value-type="float" office:value="-0.0299" calcext:value-type="float">
            <text:p>-0.02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25" calcext:value-type="float">
            <text:p>1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6" calcext:value-type="float">
            <text:p>2.6</text:p>
          </table:table-cell>
          <table:table-cell office:value-type="float" office:value="-0.0176" calcext:value-type="float">
            <text:p>-0.0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0.3" calcext:value-type="float">
            <text:p>0.3</text:p>
          </table:table-cell>
          <table:table-cell office:value-type="float" office:value="-0.046" calcext:value-type="float">
            <text:p>-0.0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0.4" calcext:value-type="float">
            <text:p>0.4</text:p>
          </table:table-cell>
          <table:table-cell office:value-type="float" office:value="-0.026" calcext:value-type="float">
            <text:p>-0.0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4" calcext:value-type="float">
            <text:p>2.4</text:p>
          </table:table-cell>
          <table:table-cell office:value-type="float" office:value="-0.012" calcext:value-type="float">
            <text:p>-0.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1.9" calcext:value-type="float">
            <text:p>1.9</text:p>
          </table:table-cell>
          <table:table-cell office:value-type="float" office:value="-0.026" calcext:value-type="float">
            <text:p>-0.0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4" calcext:value-type="float">
            <text:p>2.4</text:p>
          </table:table-cell>
          <table:table-cell office:value-type="float" office:value="-0.026" calcext:value-type="float">
            <text:p>-0.0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office:value-type="float" office:value="-0.026" calcext:value-type="float">
            <text:p>-0.026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1" calcext:value-type="float">
            <text:p>2.1</text:p>
          </table:table-cell>
          <table:table-cell office:value-type="float" office:value="-0.015" calcext:value-type="float">
            <text:p>-0.015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1.4" calcext:value-type="float">
            <text:p>1.4</text:p>
          </table:table-cell>
          <table:table-cell office:value-type="float" office:value="-0.011" calcext:value-type="float">
            <text:p>-0.011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xxx bill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ppelachromat 1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07" calcext:value-type="float">
            <text:p>0.0007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300" calcext:value-type="float">
            <text:p>300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13" calcext:value-type="float">
            <text:p>0.0013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350" calcext:value-type="float">
            <text:p>350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15" calcext:value-type="float">
            <text:p>0.015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-0.038" calcext:value-type="float">
            <text:p>-0.038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250" calcext:value-type="float">
            <text:p>250</text:p>
          </table:table-cell>
          <table:table-cell/>
          <table:table-cell office:value-type="float" office:value="14.265" calcext:value-type="float">
            <text:p>14.265</text:p>
          </table:table-cell>
          <table:table-cell office:value-type="float" office:value="44.1578" calcext:value-type="float">
            <text:p>44.157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25" calcext:value-type="float">
            <text:p>125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" calcext:value-type="float">
            <text:p>0.003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table:style-name="ce2" office:value-type="float" office:value="-0.00002" calcext:value-type="float">
            <text:p>-2.00E-05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abstimmbar</text:p>
          </table:table-cell>
        </table:table-row>
        <table:table-row table:style-name="ro1">
          <table:table-cell/>
          <table:table-cell office:value-type="string" calcext:value-type="string">
            <text:p>Doppelachromat 150,1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-0.016" calcext:value-type="float">
            <text:p>-0.016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00100" calcext:value-type="float">
            <text:p>2001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4"/>
          <table:table-cell table:style-name="ce2" office:value-type="float" office:value="0.9" calcext:value-type="float">
            <text:p>9.00E-01</text:p>
          </table:table-cell>
          <table:table-cell office:value-type="float" office:value="0.02" calcext:value-type="float">
            <text:p>0.02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1" calcext:value-type="float">
            <text:p>-0.01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25" calcext:value-type="float">
            <text:p>125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50/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.6" calcext:value-type="float">
            <text:p>38.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-0.017" calcext:value-type="float">
            <text:p>-0.01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20" calcext:value-type="float">
            <text:p>120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0.036" calcext:value-type="float">
            <text:p>0.0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11" calcext:value-type="float">
            <text:p>0.01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90" calcext:value-type="float">
            <text:p>90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11" calcext:value-type="float">
            <text:p>0.0011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250/1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17" calcext:value-type="float">
            <text:p>0.01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xx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 </meta:initial-creator>
    <meta:creation-date>2017-10-08T15:32:37.364338806</meta:creation-date>
    <dc:date>2017-10-09T21:51:04.382501569</dc:date>
    <dc:creator>mad </dc:creator>
    <meta:editing-duration>PT23H24M33S</meta:editing-duration>
    <meta:editing-cycles>4</meta:editing-cycles>
    <meta:generator>LibreOffice/5.1.6.2$Linux_X86_64 LibreOffice_project/10m0$Build-2</meta:generator>
    <meta:document-statistic meta:table-count="1" meta:cell-count="236" meta:object-count="0"/>
  </office:meta>
</office:document-meta>
</file>